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list-style-name="L1">
      <style:paragraph-properties fo:text-align="start" style:justify-single-word="false"/>
    </style:style>
    <style:style style:name="P3" style:family="paragraph" style:parent-style-name="Standard">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MAINE DE LA REPUBLIQUE </text:p>
      <text:p text:style-name="P3"/>
      <text:p text:style-name="P1"/>
      <text:p text:style-name="P1">Séance 1 : Reconnaître une situation de danger</text:p>
      <text:p text:style-name="P1"/>
      <text:p text:style-name="P1">1. Mettre des élèves acteurs dans des situations risquées (se balancer sur une chaise, courir dans la classe, claquer une porte, se mettre debout sur une chaise, les ciseaux dans la bouche+ situations non dangereuses...) Est ce que c'est dangereux ? Pourquoi ? Citer des situations dangereuses. (collectif)</text:p>
      <text:list xml:id="list7953937918072202961" text:style-name="L1">
        <text:list-header>
          <text:p text:style-name="P2"/>
        </text:list-header>
      </text:list>
      <text:p text:style-name="P1">2.Présenter le dessin avec les enfants dans la cour : Quelle Pagaille (la projeter)</text:p>
      <text:p text:style-name="P1">Par groupe, les élèves entourent ceux qui se sont déjà fait mal et barrent ceux qui risquent d'aggraver la situation (5 groupes, un adulte par groupe).</text:p>
      <text:p text:style-name="P1"/>
      <text:p text:style-name="P1">Correction au sein de chaque groupe : leur demander comment chaque témoin doit réagir et comparer les actions énoncées avec le comportement des enfants de l’illustration. Lorsque la réaction n’est pas adéquate (indifférence ou risque d’aggraver la situation), faire rappeler l’attitude à adopter. Faire également repérer l’adulte à prévenir. Et pour finir, interroger les élèves sur les règles de sécurité qui n’ont pas été respectées.</text:p>
      <text:p text:style-name="P1"/>
      <text:p text:style-name="P1">→ Présenter le début de la vidéo ALLO 15 (jusqu'à ce que la fille tombe à vélo). Que faut-il faire ? Éventuellement pour une séance ultérieure n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8-12-03T17:24:43.67</meta:creation-date>
    <meta:document-statistic meta:table-count="0" meta:image-count="0" meta:object-count="0" meta:page-count="1" meta:paragraph-count="7" meta:word-count="193" meta:character-count="1194"/>
    <dc:date>2018-12-03T18:19:42.16</dc:date>
    <dc:creator>Sabrina Agnellini</dc:creator>
    <meta:editing-duration>PT9M17S</meta:editing-duration>
    <meta:editing-cycles>1</meta:editing-cycles>
    <meta:generator>OpenOffice/4.1.5$Win32 OpenOffice.org_project/415m1$Build-9789</meta:generator>
  </office:meta>
</office:document-meta>
</file>